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4EE5070E25F6614B.png" manifest:media-type="image/png"/>
  <manifest:file-entry manifest:full-path="Pictures/1000020100000280000001E061E7FF437F64B475.png" manifest:media-type="image/png"/>
  <manifest:file-entry manifest:full-path="Pictures/20000002000001CE0000015A55329F57554E4D58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66cm, 2.389cm, 0.825cm, 3.066cm)" draw:image-opacity="100%" style:mirror="none"/>
    </style:style>
    <style:style style:name="gr3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416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246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83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992cm"/>
    </style:style>
    <style:style style:name="gr7" style:family="graphic" style:parent-style-name="standard">
      <style:graphic-properties draw:stroke="none" svg:stroke-color="#000000" draw:fill="none" draw:fill-color="#ffffff" fo:min-height="0.9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 Condensed"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DejaVu Sans Condensed" fo:font-size="10pt" style:font-size-asian="10pt" style:font-size-complex="10pt"/>
    </style:style>
    <style:style style:name="T2" style:family="text"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5cm" svg:height="17.5cm" svg:x="1cm" svg:y="1.25cm">
          <draw:image xlink:href="Pictures/20000002000001CE0000015A55329F57554E4D58.eps" xlink:type="simple" xlink:show="embed" xlink:actuate="onLoad">
            <text:p/>
          </draw:image>
        </draw:frame>
        <draw:frame draw:style-name="gr2" draw:text-style-name="P1" draw:layer="layout" svg:width="5cm" svg:height="4.77cm" svg:x="27cm" svg:y="11.169cm">
          <draw:image xlink:href="Pictures/1000020100000280000001E061E7FF437F64B475.png" xlink:type="simple" xlink:show="embed" xlink:actuate="onLoad">
            <text:p/>
          </draw:image>
        </draw:frame>
        <draw:frame draw:style-name="gr3" draw:text-style-name="P3" draw:layer="layout" svg:width="2cm" svg:height="0.716cm" svg:x="27.9cm" svg:y="10.5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31.3cm" svg:y="10.5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8cm" svg:height="1.131cm" svg:x="31.8cm" svg:y="12.969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30.9cm" svg:y="15.3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27.6cm" svg:y="15.8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25.1cm" svg:y="14.0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25cm" svg:y="11.869cm">
          <draw:text-box>
            <text:p text:style-name="P2"><text:span text:style-name="T1">Current President</text:span></text:p>
          </draw:text-box>
        </draw:frame>
        <draw:frame draw:style-name="gr6" draw:text-style-name="P4" draw:layer="layout" svg:width="2.1cm" svg:height="1.242cm" svg:x="6.6cm" svg:y="5.6cm">
          <draw:text-box>
            <text:p text:style-name="P2"><text:span text:style-name="T2">(a)</text:span></text:p>
          </draw:text-box>
        </draw:frame>
        <draw:frame draw:style-name="gr6" draw:text-style-name="P4" draw:layer="layout" svg:width="2.1cm" svg:height="1.242cm" svg:x="14.3cm" svg:y="3.258cm">
          <draw:text-box>
            <text:p text:style-name="P2"><text:span text:style-name="T2">(b)</text:span></text:p>
          </draw:text-box>
        </draw:frame>
        <draw:frame draw:style-name="gr7" draw:text-style-name="P4" draw:layer="layout" svg:width="1.7cm" svg:height="1.237cm" svg:x="16.096cm" svg:y="6cm">
          <draw:text-box>
            <text:p text:style-name="P2"><text:span text:style-name="T2">(c)</text:span></text:p>
          </draw:text-box>
        </draw:frame>
        <draw:frame draw:style-name="gr6" draw:text-style-name="P4" draw:layer="layout" svg:width="2.1cm" svg:height="1.242cm" svg:x="32.8cm" svg:y="16.788cm">
          <draw:text-box>
            <text:p text:style-name="P2"><text:span text:style-name="T2">(c)</text:span></text:p>
          </draw:text-box>
        </draw:frame>
        <draw:frame draw:style-name="gr2" draw:text-style-name="P1" draw:layer="layout" svg:width="5cm" svg:height="4.77cm" svg:x="26.988cm" svg:y="2.957cm">
          <draw:image xlink:href="Pictures/1000020100000280000001E04EE5070E25F6614B.png" xlink:type="simple" xlink:show="embed" xlink:actuate="onLoad">
            <text:p/>
          </draw:image>
        </draw:frame>
        <draw:frame draw:style-name="gr3" draw:text-style-name="P3" draw:layer="layout" svg:width="2cm" svg:height="0.716cm" svg:x="27.888cm" svg:y="2.288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31.288cm" svg:y="2.342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8cm" svg:height="1.131cm" svg:x="31.788cm" svg:y="4.757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30.888cm" svg:y="7.088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27.588cm" svg:y="7.657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25.088cm" svg:y="5.857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24.988cm" svg:y="3.657cm">
          <draw:text-box>
            <text:p text:style-name="P2"><text:span text:style-name="T1">Current President</text:span></text:p>
          </draw:text-box>
        </draw:frame>
        <draw:frame draw:style-name="gr6" draw:text-style-name="P4" draw:layer="layout" svg:width="2.1cm" svg:height="1.242cm" svg:x="32.788cm" svg:y="8.576cm">
          <draw:text-box>
            <text:p text:style-name="P2"><text:span text:style-name="T2">(a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7.5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7:02:49.631885180</meta:creation-date>
    <dc:date>2018-02-28T20:22:50.636267463</dc:date>
    <meta:editing-duration>PT34M1S</meta:editing-duration>
    <meta:editing-cycles>6</meta:editing-cycles>
    <meta:generator>LibreOffice/5.1.6.2$Linux_X86_64 LibreOffice_project/10m0$Build-2</meta:generator>
    <meta:document-statistic meta:object-count="22"/>
  </office:meta>
</office:document-meta>
</file>